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, serif"/>
    <style:font-face style:name="Liberation Sans1" svg:font-family="'Liberation Sans'" style:font-pitch="variable"/>
    <style:font-face style:name="Times" svg:font-family="Times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d54371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d54371" draw:stroke-linejoin="miter" draw:fill="solid" draw:fill-color="#d54371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796e7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796e7" draw:stroke-linejoin="miter" draw:fill="solid" draw:fill-color="#0796e7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ae7d1a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ae7d1a" draw:stroke-linejoin="miter" draw:fill="solid" draw:fill-color="#ae7d1a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draw:textarea-horizontal-align="left" draw:auto-grow-width="true" fo:min-height="0.556cm" fo:min-width="2.98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56cm" fo:min-width="4.86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56cm" fo:min-width="6.73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56cm" fo:min-width="5.5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56cm" fo:min-width="5.64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602cm" fo:min-width="1.38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602cm" fo:min-width="2.7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602cm" fo:min-width="2.5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602cm" fo:min-width="2.7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602cm" fo:min-width="2.8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602cm" fo:min-width="2.50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602cm" fo:min-width="4.02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602cm" fo:min-width="4.16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602cm" fo:min-width="5.0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602cm" fo:min-width="5.6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602cm" fo:min-width="4.6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602cm" fo:min-width="5.5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602cm" fo:min-width="3.11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602cm" fo:min-width="1.08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602cm" fo:min-width="3.02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602cm" fo:min-width="0.93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602cm" fo:min-width="5.8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602cm" fo:min-width="6.18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602cm" fo:min-width="6.71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602cm" fo:min-width="6.28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602cm" fo:min-width="4.48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602cm" fo:min-width="5.72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602cm" fo:min-width="5.00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602cm" fo:min-width="5.52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602cm" fo:min-width="4.81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0.602cm" fo:min-width="3.88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602cm" fo:min-width="3.77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auto-grow-width="true" fo:min-height="0.602cm" fo:min-width="3.90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auto-grow-width="true" fo:min-height="0.602cm" fo:min-width="5.20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auto-grow-width="true" fo:min-height="0.602cm" fo:min-width="5.79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0.602cm" fo:min-width="4.80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0.602cm" fo:min-width="5.63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auto-grow-width="true" fo:min-height="0.602cm" fo:min-width="3.08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auto-grow-width="true" fo:min-height="0.602cm" fo:min-width="3.79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d54371"/>
    </style:style>
    <style:style style:name="P3" style:family="paragraph">
      <loext:graphic-properties draw:fill="solid" draw:fill-color="#0796e7"/>
    </style:style>
    <style:style style:name="P4" style:family="paragraph">
      <loext:graphic-properties draw:fill="solid" draw:fill-color="#ae7d1a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font-name="Times1" fo:font-size="13pt" fo:font-style="normal" fo:font-weight="normal"/>
    </style:style>
    <style:style style:name="T2" style:family="text">
      <style:text-properties fo:font-variant="normal" fo:text-transform="none" fo:color="#000000" style:font-name="Times1" fo:font-size="14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9.226cm" svg:height="34.043cm" svg:x="0cm" svg:y="0cm" svg:viewBox="0 0 19227 34044" draw:points="0,34044 0,0 19227,0 19227,34044">
          <text:p/>
        </draw:polygon>
        <draw:path draw:style-name="gr2" draw:text-style-name="P1" draw:layer="layout" svg:width="6.032cm" svg:height="7.444cm" svg:x="9.613cm" svg:y="17.692cm" svg:viewBox="0 0 6033 7445" svg:d="M423 7445h5187c212 0 423-212 423-424v-6598c0-211-211-423-423-423h-5187c-211 0-423 212-423 423v6598c0 212 212 424 423 424z">
          <text:p/>
        </draw:path>
        <draw:line draw:style-name="gr2" draw:text-style-name="P1" draw:layer="layout" svg:x1="9.613cm" svg:y1="18.503cm" svg:x2="15.646cm" svg:y2="18.503cm">
          <text:p/>
        </draw:line>
        <draw:path draw:style-name="gr2" draw:text-style-name="P1" draw:layer="layout" svg:width="6.032cm" svg:height="7.444cm" svg:x="9.613cm" svg:y="26.441cm" svg:viewBox="0 0 6033 7445" svg:d="M423 7445h5187c212 0 423-212 423-424v-6598c0-211-211-423-423-423h-5187c-211 0-423 212-423 423v6598c0 212 212 424 423 424z">
          <text:p/>
        </draw:path>
        <draw:line draw:style-name="gr2" draw:text-style-name="P1" draw:layer="layout" svg:x1="9.613cm" svg:y1="27.252cm" svg:x2="15.646cm" svg:y2="27.252cm">
          <text:p/>
        </draw:line>
        <draw:path draw:style-name="gr3" draw:text-style-name="P1" draw:layer="layout" svg:width="0cm" svg:height="0.574cm" svg:x="12.629cm" svg:y="25.495cm" svg:viewBox="0 0 0 575" svg:d="M0 0c0 191 0 384 0 575">
          <text:p/>
        </draw:path>
        <draw:polygon draw:style-name="gr4" draw:text-style-name="P2" draw:layer="layout" svg:width="0.317cm" svg:height="0.353cm" svg:x="12.471cm" svg:y="25.142cm" svg:viewBox="0 0 318 354" draw:points="159,354 0,0 159,177 159,0 159,177 318,0">
          <text:p/>
        </draw:polygon>
        <draw:polygon draw:style-name="gr4" draw:text-style-name="P2" draw:layer="layout" svg:width="0.317cm" svg:height="0.353cm" svg:x="12.471cm" svg:y="26.085cm" svg:viewBox="0 0 318 354" draw:points="159,0 318,354 159,177 159,354 159,177 0,354">
          <text:p/>
        </draw:polygon>
        <draw:path draw:style-name="gr2" draw:text-style-name="P1" draw:layer="layout" svg:width="7.056cm" svg:height="12.206cm" svg:x="12.03cm" svg:y="4.18cm" svg:viewBox="0 0 7057 12207" svg:d="M423 12207h6210c212 0 424-212 424-423v-11361c0-211-212-423-424-423h-6210c-211 0-423 212-423 423v11361c0 211 212 423 423 423z">
          <text:p/>
        </draw:path>
        <draw:line draw:style-name="gr2" draw:text-style-name="P1" draw:layer="layout" svg:x1="12.03cm" svg:y1="4.992cm" svg:x2="19.086cm" svg:y2="4.992cm">
          <text:p/>
        </draw:line>
        <draw:path draw:style-name="gr5" draw:text-style-name="P1" draw:layer="layout" svg:width="0.177cm" svg:height="0.667cm" svg:x="13.698cm" svg:y="16.674cm" svg:viewBox="0 0 178 668" svg:d="M178 0c-60 225-120 449-178 668">
          <text:p/>
        </draw:path>
        <draw:path draw:style-name="gr5" draw:text-style-name="P1" draw:layer="layout" svg:width="0.282cm" svg:height="0.282cm" svg:x="13.771cm" svg:y="16.394cm" svg:viewBox="0 0 283 283" svg:d="M283 142c0 26-6 48-19 70-13 23-29 39-52 52-22 13-44 19-70 19s-49-6-71-19c-23-13-39-29-52-52-13-22-19-44-19-70s6-49 19-71c13-23 29-39 52-52 22-13 45-19 71-19s48 6 70 19c23 13 39 29 52 52 13 22 19 45 19 71z">
          <text:p/>
        </draw:path>
        <draw:polygon draw:style-name="gr6" draw:text-style-name="P3" draw:layer="layout" svg:width="0.307cm" svg:height="0.382cm" svg:x="13.454cm" svg:y="17.343cm" svg:viewBox="0 0 308 383" draw:points="245,0 308,383 199,171 154,342 199,171 0,301">
          <text:p/>
        </draw:polygon>
        <draw:path draw:style-name="gr7" draw:text-style-name="P1" draw:layer="layout" svg:width="1.13cm" svg:height="9.426cm" svg:x="15.609cm" svg:y="16.681cm" svg:viewBox="0 0 1131 9427" svg:d="M1016 0c222 2669 181 5774-644 8473-98 321-225 641-372 954">
          <text:p/>
        </draw:path>
        <draw:path draw:style-name="gr7" draw:text-style-name="P1" draw:layer="layout" svg:width="0.282cm" svg:height="0.282cm" svg:x="16.47cm" svg:y="16.391cm" svg:viewBox="0 0 283 283" svg:d="M283 142c0 26-6 48-19 70-13 23-29 39-52 52-22 13-44 19-70 19s-49-6-71-19c-23-13-39-29-52-52-13-22-19-44-19-70s6-49 19-71c13-23 29-39 52-52 22-13 45-19 71-19s48 6 70 19c23 13 39 29 52 52 13 22 19 45 19 71z">
          <text:p/>
        </draw:path>
        <draw:polygon draw:style-name="gr8" draw:text-style-name="P4" draw:layer="layout" svg:width="0.298cm" svg:height="0.387cm" svg:x="15.308cm" svg:y="26.114cm" svg:viewBox="0 0 299 388" draw:points="299,0 286,388 221,159 143,317 221,159 0,247">
          <text:p/>
        </draw:polygon>
        <draw:path draw:style-name="gr2" draw:text-style-name="P1" draw:layer="layout" svg:width="5.446cm" svg:height="1.27cm" svg:x="8.319cm" svg:y="0.882cm" svg:viewBox="0 0 5447 1271" svg:d="M5447 635c0 117-114 217-365 318-251 102-563 174-997 233-434 58-860 85-1362 85-501 0-927-27-1361-85-434-59-746-131-997-233-251-101-365-201-365-318 0-116 114-216 365-317 251-102 563-174 997-233 434-58 860-85 1361-85 502 0 928 27 1362 85 434 59 746 131 997 233 251 101 365 201 365 317z">
          <text:p/>
        </draw:path>
        <draw:path draw:style-name="gr2" draw:text-style-name="P1" draw:layer="layout" svg:width="0.85cm" svg:height="15.516cm" svg:x="11.04cm" svg:y="2.163cm" svg:viewBox="0 0 851 15517" svg:d="M0 0c-2 2031 44 8741 673 14242 48 415 109 847 178 1275">
          <text:p/>
        </draw:path>
        <draw:path draw:style-name="gr2" draw:text-style-name="P1" draw:layer="layout" svg:width="2.546cm" svg:height="24.275cm" svg:x="8.305cm" svg:y="2.153cm" svg:viewBox="0 0 2547 24276" svg:d="M2547 0c-873 2728-4198 14192-1530 23001 131 432 313 861 526 1275">
          <text:p/>
        </draw:path>
        <draw:path draw:style-name="gr2" draw:text-style-name="P1" draw:layer="layout" svg:width="1.051cm" svg:height="2.025cm" svg:x="11.352cm" svg:y="2.15cm" svg:viewBox="0 0 1052 2026" svg:d="M0 0c248 478 625 1203 1052 2026">
          <text:p/>
        </draw:path>
        <draw:frame draw:style-name="gr9" draw:text-style-name="P1" draw:layer="layout" svg:width="2.987cm" svg:height="0.556cm" svg:x="0.423cm" svg:y="0.343cm">
          <draw:text-box>
            <text:p text:style-name="P5"><text:span text:style-name="T1">Models diagram</text:span></text:p>
          </draw:text-box>
        </draw:frame>
        <draw:frame draw:style-name="gr10" draw:text-style-name="P1" draw:layer="layout" svg:width="4.866cm" svg:height="0.556cm" svg:x="0.423cm" svg:y="0.837cm">
          <draw:text-box>
            <text:p text:style-name="P5"><text:span text:style-name="T1">Date: Dec 10 </text:span><text:span text:style-name="T1">2017 - 17:18</text:span></text:p>
          </draw:text-box>
        </draw:frame>
        <draw:frame draw:style-name="gr11" draw:text-style-name="P1" draw:layer="layout" svg:width="6.733cm" svg:height="0.556cm" svg:x="0.423cm" svg:y="1.331cm">
          <draw:text-box>
            <text:p text:style-name="P5"><text:span text:style-name="T1">Migration version: </text:span><text:span text:style-name="T1">20171210140953</text:span></text:p>
          </draw:text-box>
        </draw:frame>
        <draw:frame draw:style-name="gr12" draw:text-style-name="P1" draw:layer="layout" svg:width="5.552cm" svg:height="0.556cm" svg:x="0.423cm" svg:y="1.825cm">
          <draw:text-box>
            <text:p text:style-name="P5"><text:span text:style-name="T1">Generated </text:span><text:span text:style-name="T1">by </text:span><text:span text:style-name="T1">RailRoady </text:span><text:span text:style-name="T1">1.5.3</text:span></text:p>
          </draw:text-box>
        </draw:frame>
        <draw:frame draw:style-name="gr13" draw:text-style-name="P1" draw:layer="layout" svg:width="5.641cm" svg:height="0.556cm" svg:x="0.423cm" svg:y="2.319cm">
          <draw:text-box>
            <text:p text:style-name="P5"><text:span text:style-name="T1">http://railroady.pres</text:span><text:span text:style-name="T1">tonlee.com</text:span></text:p>
          </draw:text-box>
        </draw:frame>
        <draw:frame draw:style-name="gr14" draw:text-style-name="P7" draw:layer="layout" svg:width="1.382cm" svg:height="0.602cm" svg:x="11.818cm" svg:y="17.8cm">
          <draw:text-box>
            <text:p text:style-name="P6"><text:span text:style-name="T2">Album</text:span></text:p>
          </draw:text-box>
        </draw:frame>
        <draw:frame draw:style-name="gr15" draw:text-style-name="P1" draw:layer="layout" svg:width="2.762cm" svg:height="0.602cm" svg:x="9.895cm" svg:y="18.71cm">
          <draw:text-box>
            <text:p text:style-name="P5"><text:span text:style-name="T2">id :INTEGER</text:span></text:p>
          </draw:text-box>
        </draw:frame>
        <draw:frame draw:style-name="gr16" draw:text-style-name="P1" draw:layer="layout" svg:width="2.534cm" svg:height="0.602cm" svg:x="9.895cm" svg:y="19.239cm">
          <draw:text-box>
            <text:p text:style-name="P5"><text:span text:style-name="T2">title :varchar</text:span></text:p>
          </draw:text-box>
        </draw:frame>
        <draw:frame draw:style-name="gr17" draw:text-style-name="P1" draw:layer="layout" svg:width="2.754cm" svg:height="0.602cm" svg:x="9.895cm" svg:y="19.768cm">
          <draw:text-box>
            <text:p text:style-name="P5"><text:span text:style-name="T2">artist :varchar</text:span></text:p>
          </draw:text-box>
        </draw:frame>
        <draw:frame draw:style-name="gr18" draw:text-style-name="P1" draw:layer="layout" svg:width="2.86cm" svg:height="0.602cm" svg:x="9.895cm" svg:y="20.298cm">
          <draw:text-box>
            <text:p text:style-name="P5"><text:span text:style-name="T2">genre :varchar</text:span></text:p>
          </draw:text-box>
        </draw:frame>
        <draw:frame draw:style-name="gr19" draw:text-style-name="P1" draw:layer="layout" svg:width="2.504cm" svg:height="0.602cm" svg:x="9.895cm" svg:y="20.827cm">
          <draw:text-box>
            <text:p text:style-name="P5"><text:span text:style-name="T2">year :integer</text:span></text:p>
          </draw:text-box>
        </draw:frame>
        <draw:frame draw:style-name="gr20" draw:text-style-name="P1" draw:layer="layout" svg:width="4.024cm" svg:height="0.602cm" svg:x="9.895cm" svg:y="21.356cm">
          <draw:text-box>
            <text:p text:style-name="P5"><text:span text:style-name="T2">created_at :datetime</text:span></text:p>
          </draw:text-box>
        </draw:frame>
        <draw:frame draw:style-name="gr21" draw:text-style-name="P1" draw:layer="layout" svg:width="4.168cm" svg:height="0.602cm" svg:x="9.895cm" svg:y="21.885cm">
          <draw:text-box>
            <text:p text:style-name="P5"><text:span text:style-name="T2">updated_at :datetime</text:span></text:p>
          </draw:text-box>
        </draw:frame>
        <draw:frame draw:style-name="gr22" draw:text-style-name="P1" draw:layer="layout" svg:width="5.099cm" svg:height="0.602cm" svg:x="9.895cm" svg:y="22.414cm">
          <draw:text-box>
            <text:p text:style-name="P5"><text:span text:style-name="T2">cover_file_name </text:span><text:span text:style-name="T2">:varchar</text:span></text:p>
          </draw:text-box>
        </draw:frame>
        <draw:frame draw:style-name="gr23" draw:text-style-name="P1" draw:layer="layout" svg:width="5.687cm" svg:height="0.602cm" svg:x="9.895cm" svg:y="22.943cm">
          <draw:text-box>
            <text:p text:style-name="P5"><text:span text:style-name="T2">cover_content_type </text:span><text:span text:style-name="T2">:varchar</text:span></text:p>
          </draw:text-box>
        </draw:frame>
        <draw:frame draw:style-name="gr24" draw:text-style-name="P1" draw:layer="layout" svg:width="4.693cm" svg:height="0.602cm" svg:x="9.895cm" svg:y="23.473cm">
          <draw:text-box>
            <text:p text:style-name="P5"><text:span text:style-name="T2">cover_file_size :integer</text:span></text:p>
          </draw:text-box>
        </draw:frame>
        <draw:frame draw:style-name="gr25" draw:text-style-name="P1" draw:layer="layout" svg:width="5.522cm" svg:height="0.602cm" svg:x="9.895cm" svg:y="24.002cm">
          <draw:text-box>
            <text:p text:style-name="P5"><text:span text:style-name="T2">cover_updated_at </text:span><text:span text:style-name="T2">:datetime</text:span></text:p>
          </draw:text-box>
        </draw:frame>
        <draw:frame draw:style-name="gr26" draw:text-style-name="P1" draw:layer="layout" svg:width="3.118cm" svg:height="0.602cm" svg:x="9.895cm" svg:y="24.531cm">
          <draw:text-box>
            <text:p text:style-name="P5"><text:span text:style-name="T2">user_id :integer</text:span></text:p>
          </draw:text-box>
        </draw:frame>
        <draw:frame draw:style-name="gr27" draw:text-style-name="P1" draw:layer="layout" svg:width="1.082cm" svg:height="0.602cm" svg:x="12.118cm" svg:y="26.6cm">
          <draw:text-box>
            <text:p text:style-name="P6"><text:span text:style-name="T2">Book</text:span></text:p>
          </draw:text-box>
        </draw:frame>
        <draw:frame draw:style-name="gr15" draw:text-style-name="P1" draw:layer="layout" svg:width="2.762cm" svg:height="0.602cm" svg:x="9.895cm" svg:y="27.459cm">
          <draw:text-box>
            <text:p text:style-name="P5"><text:span text:style-name="T2">id :INTEGER</text:span></text:p>
          </draw:text-box>
        </draw:frame>
        <draw:frame draw:style-name="gr16" draw:text-style-name="P1" draw:layer="layout" svg:width="2.534cm" svg:height="0.602cm" svg:x="9.895cm" svg:y="27.988cm">
          <draw:text-box>
            <text:p text:style-name="P5"><text:span text:style-name="T2">title :varchar</text:span></text:p>
          </draw:text-box>
        </draw:frame>
        <draw:frame draw:style-name="gr28" draw:text-style-name="P1" draw:layer="layout" svg:width="3.029cm" svg:height="0.602cm" svg:x="9.895cm" svg:y="28.517cm">
          <draw:text-box>
            <text:p text:style-name="P5"><text:span text:style-name="T2">author :varchar</text:span></text:p>
          </draw:text-box>
        </draw:frame>
        <draw:frame draw:style-name="gr18" draw:text-style-name="P1" draw:layer="layout" svg:width="2.86cm" svg:height="0.602cm" svg:x="9.895cm" svg:y="29.047cm">
          <draw:text-box>
            <text:p text:style-name="P5"><text:span text:style-name="T2">genre :varchar</text:span></text:p>
          </draw:text-box>
        </draw:frame>
        <draw:frame draw:style-name="gr19" draw:text-style-name="P1" draw:layer="layout" svg:width="2.504cm" svg:height="0.602cm" svg:x="9.895cm" svg:y="29.576cm">
          <draw:text-box>
            <text:p text:style-name="P5"><text:span text:style-name="T2">year :integer</text:span></text:p>
          </draw:text-box>
        </draw:frame>
        <draw:frame draw:style-name="gr20" draw:text-style-name="P1" draw:layer="layout" svg:width="4.024cm" svg:height="0.602cm" svg:x="9.895cm" svg:y="30.105cm">
          <draw:text-box>
            <text:p text:style-name="P5"><text:span text:style-name="T2">created_at :datetime</text:span></text:p>
          </draw:text-box>
        </draw:frame>
        <draw:frame draw:style-name="gr21" draw:text-style-name="P1" draw:layer="layout" svg:width="4.168cm" svg:height="0.602cm" svg:x="9.895cm" svg:y="30.634cm">
          <draw:text-box>
            <text:p text:style-name="P5"><text:span text:style-name="T2">updated_at :datetime</text:span></text:p>
          </draw:text-box>
        </draw:frame>
        <draw:frame draw:style-name="gr22" draw:text-style-name="P1" draw:layer="layout" svg:width="5.099cm" svg:height="0.602cm" svg:x="9.895cm" svg:y="31.163cm">
          <draw:text-box>
            <text:p text:style-name="P5"><text:span text:style-name="T2">cover_file_name </text:span><text:span text:style-name="T2">:varchar</text:span></text:p>
          </draw:text-box>
        </draw:frame>
        <draw:frame draw:style-name="gr23" draw:text-style-name="P1" draw:layer="layout" svg:width="5.687cm" svg:height="0.602cm" svg:x="9.895cm" svg:y="31.692cm">
          <draw:text-box>
            <text:p text:style-name="P5"><text:span text:style-name="T2">cover_content_type </text:span><text:span text:style-name="T2">:varchar</text:span></text:p>
          </draw:text-box>
        </draw:frame>
        <draw:frame draw:style-name="gr24" draw:text-style-name="P1" draw:layer="layout" svg:width="4.693cm" svg:height="0.602cm" svg:x="9.895cm" svg:y="32.222cm">
          <draw:text-box>
            <text:p text:style-name="P5"><text:span text:style-name="T2">cover_file_size :integer</text:span></text:p>
          </draw:text-box>
        </draw:frame>
        <draw:frame draw:style-name="gr25" draw:text-style-name="P1" draw:layer="layout" svg:width="5.522cm" svg:height="0.602cm" svg:x="9.895cm" svg:y="32.751cm">
          <draw:text-box>
            <text:p text:style-name="P5"><text:span text:style-name="T2">cover_updated_at </text:span><text:span text:style-name="T2">:datetime</text:span></text:p>
          </draw:text-box>
        </draw:frame>
        <draw:frame draw:style-name="gr26" draw:text-style-name="P1" draw:layer="layout" svg:width="3.118cm" svg:height="0.602cm" svg:x="9.895cm" svg:y="33.28cm">
          <draw:text-box>
            <text:p text:style-name="P5"><text:span text:style-name="T2">user_id :integer</text:span></text:p>
          </draw:text-box>
        </draw:frame>
        <draw:frame draw:style-name="gr29" draw:text-style-name="P1" draw:layer="layout" svg:width="0.938cm" svg:height="0.602cm" svg:x="15.262cm" svg:y="4.3cm">
          <draw:text-box>
            <text:p text:style-name="P6"><text:span text:style-name="T2">User</text:span></text:p>
          </draw:text-box>
        </draw:frame>
        <draw:frame draw:style-name="gr15" draw:text-style-name="P1" draw:layer="layout" svg:width="2.762cm" svg:height="0.602cm" svg:x="12.312cm" svg:y="5.199cm">
          <draw:text-box>
            <text:p text:style-name="P5"><text:span text:style-name="T2">id </text:span><text:span text:style-name="T2">:INTEGE</text:span><text:span text:style-name="T2">R</text:span></text:p>
          </draw:text-box>
        </draw:frame>
        <draw:frame draw:style-name="gr18" draw:text-style-name="P1" draw:layer="layout" svg:width="2.86cm" svg:height="0.602cm" svg:x="12.312cm" svg:y="5.728cm">
          <draw:text-box>
            <text:p text:style-name="P5"><text:span text:style-name="T2">email :varchar</text:span></text:p>
          </draw:text-box>
        </draw:frame>
        <draw:frame draw:style-name="gr30" draw:text-style-name="P1" draw:layer="layout" svg:width="5.848cm" svg:height="0.602cm" svg:x="12.312cm" svg:y="6.257cm">
          <draw:text-box>
            <text:p text:style-name="P5"><text:span text:style-name="T2">encrypted_password </text:span><text:span text:style-name="T2">:varchar</text:span></text:p>
          </draw:text-box>
        </draw:frame>
        <draw:frame draw:style-name="gr31" draw:text-style-name="P1" draw:layer="layout" svg:width="6.183cm" svg:height="0.602cm" svg:x="12.312cm" svg:y="6.786cm">
          <draw:text-box>
            <text:p text:style-name="P5"><text:span text:style-name="T2">reset_password_token :</text:span><text:span text:style-name="T2">varchar</text:span></text:p>
          </draw:text-box>
        </draw:frame>
        <draw:frame draw:style-name="gr32" draw:text-style-name="P1" draw:layer="layout" svg:width="6.712cm" svg:height="0.602cm" svg:x="12.312cm" svg:y="7.315cm">
          <draw:text-box>
            <text:p text:style-name="P5"><text:span text:style-name="T2">reset_password_sent_at </text:span><text:span text:style-name="T2">:datetime</text:span></text:p>
          </draw:text-box>
        </draw:frame>
        <draw:frame draw:style-name="gr33" draw:text-style-name="P1" draw:layer="layout" svg:width="6.284cm" svg:height="0.602cm" svg:x="12.312cm" svg:y="7.845cm">
          <draw:text-box>
            <text:p text:style-name="P5"><text:span text:style-name="T2">remember_created_at :</text:span><text:span text:style-name="T2">datetime</text:span></text:p>
          </draw:text-box>
        </draw:frame>
        <draw:frame draw:style-name="gr34" draw:text-style-name="P1" draw:layer="layout" svg:width="4.481cm" svg:height="0.602cm" svg:x="12.312cm" svg:y="8.374cm">
          <draw:text-box>
            <text:p text:style-name="P5"><text:span text:style-name="T2">sign_in_count :integer</text:span></text:p>
          </draw:text-box>
        </draw:frame>
        <draw:frame draw:style-name="gr35" draw:text-style-name="P1" draw:layer="layout" svg:width="5.721cm" svg:height="0.602cm" svg:x="12.312cm" svg:y="8.903cm">
          <draw:text-box>
            <text:p text:style-name="P5"><text:span text:style-name="T2">current_sign_in_at </text:span><text:span text:style-name="T2">:datetime</text:span></text:p>
          </draw:text-box>
        </draw:frame>
        <draw:frame draw:style-name="gr36" draw:text-style-name="P1" draw:layer="layout" svg:width="5.006cm" svg:height="0.602cm" svg:x="12.312cm" svg:y="9.432cm">
          <draw:text-box>
            <text:p text:style-name="P5"><text:span text:style-name="T2">last_sign_in_at </text:span><text:span text:style-name="T2">:datetime</text:span></text:p>
          </draw:text-box>
        </draw:frame>
        <draw:frame draw:style-name="gr37" draw:text-style-name="P1" draw:layer="layout" svg:width="5.527cm" svg:height="0.602cm" svg:x="12.312cm" svg:y="9.961cm">
          <draw:text-box>
            <text:p text:style-name="P5"><text:span text:style-name="T2">current_sign_in_ip </text:span><text:span text:style-name="T2">:varchar</text:span></text:p>
          </draw:text-box>
        </draw:frame>
        <draw:frame draw:style-name="gr38" draw:text-style-name="P1" draw:layer="layout" svg:width="4.811cm" svg:height="0.602cm" svg:x="12.312cm" svg:y="10.49cm">
          <draw:text-box>
            <text:p text:style-name="P5"><text:span text:style-name="T2">last_sign_in_ip </text:span><text:span text:style-name="T2">:varchar</text:span></text:p>
          </draw:text-box>
        </draw:frame>
        <draw:frame draw:style-name="gr20" draw:text-style-name="P1" draw:layer="layout" svg:width="4.024cm" svg:height="0.602cm" svg:x="12.312cm" svg:y="11.02cm">
          <draw:text-box>
            <text:p text:style-name="P5"><text:span text:style-name="T2">created_at :datetime</text:span></text:p>
          </draw:text-box>
        </draw:frame>
        <draw:frame draw:style-name="gr21" draw:text-style-name="P1" draw:layer="layout" svg:width="4.168cm" svg:height="0.602cm" svg:x="12.312cm" svg:y="11.549cm">
          <draw:text-box>
            <text:p text:style-name="P5"><text:span text:style-name="T2">updated_at :datetime</text:span></text:p>
          </draw:text-box>
        </draw:frame>
        <draw:frame draw:style-name="gr39" draw:text-style-name="P1" draw:layer="layout" svg:width="3.884cm" svg:height="0.602cm" svg:x="12.312cm" svg:y="12.078cm">
          <draw:text-box>
            <text:p text:style-name="P5"><text:span text:style-name="T2">first_name :varchar</text:span></text:p>
          </draw:text-box>
        </draw:frame>
        <draw:frame draw:style-name="gr40" draw:text-style-name="P1" draw:layer="layout" svg:width="3.774cm" svg:height="0.602cm" svg:x="12.312cm" svg:y="12.607cm">
          <draw:text-box>
            <text:p text:style-name="P5"><text:span text:style-name="T2">last_name :varchar</text:span></text:p>
          </draw:text-box>
        </draw:frame>
        <draw:frame draw:style-name="gr41" draw:text-style-name="P1" draw:layer="layout" svg:width="3.909cm" svg:height="0.602cm" svg:x="12.312cm" svg:y="13.136cm">
          <draw:text-box>
            <text:p text:style-name="P5"><text:span text:style-name="T2">user_name :varchar</text:span></text:p>
          </draw:text-box>
        </draw:frame>
        <draw:frame draw:style-name="gr42" draw:text-style-name="P1" draw:layer="layout" svg:width="5.209cm" svg:height="0.602cm" svg:x="12.312cm" svg:y="13.665cm">
          <draw:text-box>
            <text:p text:style-name="P5"><text:span text:style-name="T2">avatar_file_name </text:span><text:span text:style-name="T2">:varchar</text:span></text:p>
          </draw:text-box>
        </draw:frame>
        <draw:frame draw:style-name="gr43" draw:text-style-name="P1" draw:layer="layout" svg:width="5.797cm" svg:height="0.602cm" svg:x="12.312cm" svg:y="14.195cm">
          <draw:text-box>
            <text:p text:style-name="P5"><text:span text:style-name="T2">avatar_content_type </text:span><text:span text:style-name="T2">:varchar</text:span></text:p>
          </draw:text-box>
        </draw:frame>
        <draw:frame draw:style-name="gr44" draw:text-style-name="P1" draw:layer="layout" svg:width="4.803cm" svg:height="0.602cm" svg:x="12.312cm" svg:y="14.724cm">
          <draw:text-box>
            <text:p text:style-name="P5"><text:span text:style-name="T2">avatar_file_size :integer</text:span></text:p>
          </draw:text-box>
        </draw:frame>
        <draw:frame draw:style-name="gr45" draw:text-style-name="P1" draw:layer="layout" svg:width="5.632cm" svg:height="0.602cm" svg:x="12.312cm" svg:y="15.253cm">
          <draw:text-box>
            <text:p text:style-name="P5"><text:span text:style-name="T2">avatar_updated_at </text:span><text:span text:style-name="T2">:datetime</text:span></text:p>
          </draw:text-box>
        </draw:frame>
        <draw:frame draw:style-name="gr46" draw:text-style-name="P1" draw:layer="layout" svg:width="3.088cm" svg:height="0.602cm" svg:x="12.312cm" svg:y="15.782cm">
          <draw:text-box>
            <text:p text:style-name="P5"><text:span text:style-name="T2">admin :boolean</text:span></text:p>
          </draw:text-box>
        </draw:frame>
        <draw:frame draw:style-name="gr47" draw:text-style-name="P1" draw:layer="layout" svg:width="3.791cm" svg:height="0.602cm" svg:x="9.1cm" svg:y="1.198cm">
          <draw:text-box>
            <text:p text:style-name="P6"><text:span text:style-name="T2">ApplicationRec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, serif"/>
    <style:font-face style:name="Liberation Sans1" svg:font-family="'Liberation Sans'" style:font-pitch="variable"/>
    <style:font-face style:name="Times" svg:font-family="Times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26cm" fo:page-height="34.0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0T17:34:24.472665162</dc:date>
    <meta:editing-duration>PT54S</meta:editing-duration>
    <meta:editing-cycles>2</meta:editing-cycles>
    <meta:generator>LibreOffice/5.1.6.2$Linux_X86_64 LibreOffice_project/10m0$Build-2</meta:generator>
    <meta:document-statistic meta:object-count="74"/>
  </office:meta>
</office:document-meta>
</file>